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Prater</meta:initial-creator>
    <meta:creation-date>2017-01-11T09:20:10.565848253</meta:creation-date>
    <dc:date>2017-01-11T09:21:20.349196116</dc:date>
    <dc:creator>Scott Prater</dc:creator>
    <meta:editing-duration>PT1M10S</meta:editing-duration>
    <meta:editing-cycles>1</meta:editing-cycles>
    <meta:document-statistic meta:table-count="0" meta:image-count="0" meta:object-count="0" meta:page-count="1" meta:paragraph-count="3" meta:word-count="233" meta:character-count="1615" meta:non-whitespace-character-count="1385"/>
    <meta:generator>LibreOffice/5.0.6.2$Linux_X86_64 LibreOffice_project/00$Build-2</meta:generator>
  </office:meta>
</office:document-meta>
</file>